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add9" officeooo:paragraph-rsid="001cadd9"/>
    </style:style>
    <style:style style:name="P4" style:family="paragraph" style:parent-style-name="Standard">
      <style:paragraph-properties fo:line-height="150%"/>
      <style:text-properties style:font-name="Arial" officeooo:rsid="001da3d3" officeooo:paragraph-rsid="001da3d3"/>
    </style:style>
    <style:style style:name="P5" style:family="paragraph" style:parent-style-name="Standard">
      <style:paragraph-properties fo:line-height="150%"/>
      <style:text-properties style:font-name="Arial" officeooo:rsid="001f846b" officeooo:paragraph-rsid="001f846b"/>
    </style:style>
    <style:style style:name="T1" style:family="text">
      <style:text-properties officeooo:rsid="001b10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i der Praxis zu Schulveranstaltungen begleitete ich eine Auswahl von motivierten Fußballern der Volksschule Waidhofen an der Thaya am 3.5.2017 zum Rasencup. Das ist ein Fußballturnier, das heuer in Dobersberg ausgetragen wurde, bei dem viele Volksschulen aus der Umgebung mit ihren Mannschaften antreten um sich zu messen.</text:p>
      <text:p text:style-name="P4">Wir trafen uns um 7:30 Uhr vor der Volksschule. Da ich bereits mein Praktikum in der Nachmittagsbetreuung absolviert hatte, kannten mich viele Kinder und begrüßten mich aufs herzlichste. Das bestärkte mich wieder und zeigte mir, dass ich einen guten Draht zu Kindern habe.</text:p>
      <text:p text:style-name="P4">Vor der Abreise mit dem Bus gab es kurze Verwirrung, weil ein Kind die Einverständniserklärung der Eltern nicht unterschrieben hatte und laut Informationen seiner Mitschüler krank war. Das konnte aber schnell geklärt werden und das Kind durfte trotzdem mitfahren. Dieser Vorfall zeigte mir, dass auch im Schulbereich oft Unklarheiten auftreten können, aber man diese mit Kommunikation und Flexibilität zu Gunsten der Kinder bewältigen kann.</text:p>
      <text:p text:style-name="P5">Bei der Busfahrt gesellte ich mich zu den Kindern und unterhielt mich mit ihnen. Die meisten waren von Haus aus motiviert, weil es eine neue Erfahrung für sie war. Die Kinder die noch nicht so motiviert waren, versuchte ich mit aufmunternden Worten zu überzeugen, dass das ein tolles Event wird. Mir gefiel besonders, dass das reine Mädchenteam auch mit voller Begeisterung bei der Sache 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chulveranstaltungen</text:user-defined><text:tab/><text:user-defined style:data-style-name="N0" text:name="LV_Nummer">262</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1</text:page-number></text:span><text:span text:style-name="MT1">/</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12:04:57.391000000</meta:creation-date>
    <meta:editing-cycles>4</meta:editing-cycles>
    <meta:editing-duration>PT21M</meta:editing-duration>
    <dc:title>FZP_Reflexion</dc:title>
    <meta:generator>LibreOffice/4.3.6.2$Windows_x86 LibreOffice_project/d50a87b2e514536ed401c18000dad4660b6a169e</meta:generator>
    <dc:date>2017-08-24T12:25:58.837000000</dc:date>
    <meta:document-statistic meta:table-count="0" meta:image-count="0" meta:object-count="0" meta:page-count="1" meta:paragraph-count="6" meta:word-count="226" meta:character-count="1478" meta:non-whitespace-character-count="1257"/>
    <meta:user-defined meta:name="Author">Matthias Steindl</meta:user-defined>
    <meta:user-defined meta:name="LV_Name">Schulveranstaltungen</meta:user-defined>
    <meta:user-defined meta:name="LV_Nummer">262</meta:user-defined>
    <meta:user-defined meta:name="Referent"/>
    <meta:template xlink:type="simple" xlink:actuate="onRequest" xlink:title="FZP_Reflexion" xlink:href="file:///C:/Users/LieroLarryfier/AppData/Roaming/LibreOffice/4/user/template/FZP_Reflexion.ott" meta:date="2017-08-24T12:04:57.324000000"/>
  </office:meta>
</office:document-meta>
</file>